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6cd8"/>
    </style:style>
    <style:style style:name="P2" style:family="paragraph" style:parent-style-name="Standard">
      <style:paragraph-properties fo:text-align="justify" style:justify-single-word="false"/>
      <style:text-properties officeooo:rsid="00156cd8" officeooo:paragraph-rsid="0016f2b7"/>
    </style:style>
    <style:style style:name="P3" style:family="paragraph" style:parent-style-name="Standard">
      <style:paragraph-properties fo:text-align="justify" style:justify-single-word="false"/>
      <style:text-properties officeooo:rsid="0016f2b7" officeooo:paragraph-rsid="0016f2b7"/>
    </style:style>
    <style:style style:name="P4" style:family="paragraph" style:parent-style-name="Standard">
      <style:paragraph-properties fo:text-align="justify" style:justify-single-word="false"/>
      <style:text-properties officeooo:rsid="0018a7d5" officeooo:paragraph-rsid="0018a7d5"/>
    </style:style>
    <style:style style:name="P5" style:family="paragraph" style:parent-style-name="Standard">
      <style:paragraph-properties fo:text-align="justify" style:justify-single-word="false"/>
      <style:text-properties officeooo:rsid="001a77e7" officeooo:paragraph-rsid="001a77e7"/>
    </style:style>
    <style:style style:name="P6" style:family="paragraph" style:parent-style-name="Standard">
      <style:paragraph-properties fo:text-align="justify" style:justify-single-word="false"/>
      <style:text-properties officeooo:rsid="001b7b00" officeooo:paragraph-rsid="001b7b00"/>
    </style:style>
    <style:style style:name="T1" style:family="text">
      <style:text-properties officeooo:rsid="00156cd8"/>
    </style:style>
    <style:style style:name="T2" style:family="text">
      <style:text-properties fo:language="es" fo:country="MX"/>
    </style:style>
    <style:style style:name="T3" style:family="text">
      <style:text-properties fo:language="es" fo:country="MX" officeooo:rsid="0016f2b7"/>
    </style:style>
    <style:style style:name="T4" style:family="text">
      <style:text-properties fo:language="es" fo:country="MX" officeooo:rsid="001a77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os tomados de:</text:span></text:p>
      <text:p text:style-name="Standard"><text:a xlink:type="simple" xlink:href="https://archive.ics.uci.edu/ml/datasets/Bank+Marketing" text:style-name="Internet_20_link" text:visited-style-name="Visited_20_Internet_20_Link">https://archive.ics.uci.edu/ml/datasets/Bank+Marketing</text:a><text:a xlink:type="simple" xlink:href="https://archive.ics.uci.edu/ml/datasets/Bank+Marketing#" text:style-name="Internet_20_link" text:visited-style-name="Visited_20_Internet_20_Link">#</text:a></text:p>
      <text:p text:style-name="Standard"/>
      <text:p text:style-name="P2"><text:span text:style-name="T2">Seleccione una base de datos abierta que contenga mínimo 2000 muestras y 10 atributos, de los cuales al menos mínimo 3 sean categóricos y 3 numéricos. </text:span></text:p>
      <text:p text:style-name="P2"><text:span text:style-name="T2"/></text:p>
      <text:p text:style-name="P3"><text:span text:style-name="T2">La base de datos contiene 4119 muestras que corresponde a datos relacionado con datos recolectados a partir de una campañas de marketing directo (llamadas telefónicas)</text:span><text:span text:style-name="T4"> y datos internos de u</text:span><text:span text:style-name="T2">na institución bancaria portuguesa.</text:span></text:p>
      <text:p text:style-name="P3"><text:span text:style-name="T2"/></text:p>
      <text:p text:style-name="P3"><text:span text:style-name="T2">El objetivo de la clasificación es predecir si el cliente se subscribirá a un deposito a término fijo.</text:span></text:p>
      <text:p text:style-name="P3"><text:span text:style-name="T2"/></text:p>
      <text:p text:style-name="P4"><text:span text:style-name="T3">L</text:span><text:span text:style-name="T2">os 10 atributos elejidos son:</text:span></text:p>
      <text:p text:style-name="P5"><text:span text:style-name="T2">1. age (numérico): Edad del cliente.</text:span></text:p>
      <text:p text:style-name="P5"><text:span text:style-name="T2">2. job (categorico): Tipo de trabajo.</text:span></text:p>
      <text:p text:style-name="P5"><text:span text:style-name="T2">3. marital (categórico): Estado civil.</text:span></text:p>
      <text:p text:style-name="P5"><text:span text:style-name="T2">4. education (categórico): Grado de escolaridad alcanzado.</text:span></text:p>
      <text:p text:style-name="P5"><text:span text:style-name="T2">5. default (categórico): El cliente tiene deudas vencidas.</text:span></text:p>
      <text:p text:style-name="P5"><text:span text:style-name="T2">6. housing (categórico): El cliente tiene un prestamo de vivienda.</text:span></text:p>
      <text:p text:style-name="P5"><text:span text:style-name="T2">7. loan (categórico): El cliente tiene prestamos personales.</text:span></text:p>
      <text:p text:style-name="P5"><text:span text:style-name="T2">8. duration (numérico): Duración del contacto (Llamada).</text:span></text:p>
      <text:p text:style-name="P5"><text:span text:style-name="T2">9. month (categórico): Mes en el que se realizó el último contacto (Llamada).</text:span></text:p>
      <text:p text:style-name="P5"><text:span text:style-name="T2">10. previous (numérico): Número de contactos previos con el cliente.</text:span></text:p>
      <text:p text:style-name="P6"><text:span text:style-name="T2"/></text:p>
      <text:p text:style-name="P6"><text:span text:style-name="T2">Variable independiente y: Indica si el cliente accedió al producto bancario ofrec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9:54:56.394966775</meta:creation-date>
    <meta:generator>LibreOffice/6.0.7.3$Linux_X86_64 LibreOffice_project/00m0$Build-3</meta:generator>
    <dc:date>2019-08-21T20:29:26.558714594</dc:date>
    <meta:editing-duration>PT33M39S</meta:editing-duration>
    <meta:editing-cycles>4</meta:editing-cycles>
    <meta:document-statistic meta:table-count="0" meta:image-count="0" meta:object-count="0" meta:page-count="1" meta:paragraph-count="17" meta:word-count="178" meta:character-count="1218" meta:non-whitespace-character-count="1056"/>
  </office:meta>
</office:document-meta>
</file>